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543a" officeooo:paragraph-rsid="000c543a"/>
    </style:style>
    <style:style style:name="P2" style:family="paragraph" style:parent-style-name="Standard">
      <style:text-properties officeooo:rsid="003a2843" officeooo:paragraph-rsid="003a2843"/>
    </style:style>
    <style:style style:name="P3" style:family="paragraph" style:parent-style-name="Standard">
      <style:text-properties officeooo:rsid="003d8037" officeooo:paragraph-rsid="003d8037"/>
    </style:style>
    <style:style style:name="P4" style:family="paragraph" style:parent-style-name="Standard">
      <style:text-properties officeooo:rsid="00403d02" officeooo:paragraph-rsid="0069bd77"/>
    </style:style>
    <style:style style:name="P5" style:family="paragraph" style:parent-style-name="Standard">
      <style:text-properties officeooo:rsid="00415e7d" officeooo:paragraph-rsid="00415e7d"/>
    </style:style>
    <style:style style:name="P6" style:family="paragraph" style:parent-style-name="Standard">
      <style:text-properties officeooo:rsid="0043b10b" officeooo:paragraph-rsid="0043b10b"/>
    </style:style>
    <style:style style:name="P7" style:family="paragraph" style:parent-style-name="Standard">
      <style:text-properties officeooo:rsid="0045aff8" officeooo:paragraph-rsid="0045aff8"/>
    </style:style>
    <style:style style:name="P8" style:family="paragraph" style:parent-style-name="Standard">
      <style:text-properties officeooo:rsid="0048159e" officeooo:paragraph-rsid="0048159e"/>
    </style:style>
    <style:style style:name="P9" style:family="paragraph" style:parent-style-name="Standard">
      <style:text-properties officeooo:rsid="004b8712" officeooo:paragraph-rsid="004b8712"/>
    </style:style>
    <style:style style:name="P10" style:family="paragraph" style:parent-style-name="Standard">
      <style:text-properties officeooo:rsid="004d318e" officeooo:paragraph-rsid="004d318e"/>
    </style:style>
    <style:style style:name="P11" style:family="paragraph" style:parent-style-name="Standard">
      <style:text-properties officeooo:rsid="005fa10f" officeooo:paragraph-rsid="005fa10f"/>
    </style:style>
    <style:style style:name="P12" style:family="paragraph" style:parent-style-name="Standard">
      <style:text-properties officeooo:rsid="0069bd77" officeooo:paragraph-rsid="0069bd77"/>
    </style:style>
    <style:style style:name="P13" style:family="paragraph" style:parent-style-name="Standard">
      <style:text-properties style:text-underline-style="none" officeooo:rsid="0041e3e6" officeooo:paragraph-rsid="0042e102"/>
    </style:style>
    <style:style style:name="P14" style:family="paragraph" style:parent-style-name="Standard">
      <style:text-properties style:text-underline-style="none" officeooo:rsid="0045aff8" officeooo:paragraph-rsid="0045aff8"/>
    </style:style>
    <style:style style:name="P15" style:family="paragraph" style:parent-style-name="Standard">
      <style:text-properties style:text-underline-style="none" officeooo:rsid="004a13d0" officeooo:paragraph-rsid="0048159e"/>
    </style:style>
    <style:style style:name="P16" style:family="paragraph" style:parent-style-name="Standard">
      <style:text-properties style:text-underline-style="none" officeooo:rsid="004b8712" officeooo:paragraph-rsid="004b8712"/>
    </style:style>
    <style:style style:name="P17" style:family="paragraph" style:parent-style-name="Standard">
      <style:text-properties style:text-underline-style="none" officeooo:rsid="004e4bbf" officeooo:paragraph-rsid="004d318e"/>
    </style:style>
    <style:style style:name="P18" style:family="paragraph" style:parent-style-name="Standard">
      <style:text-properties style:text-underline-style="none" officeooo:rsid="0052dff3" officeooo:paragraph-rsid="004d318e"/>
    </style:style>
    <style:style style:name="P19" style:family="paragraph" style:parent-style-name="Standard">
      <style:text-properties style:text-underline-style="none" officeooo:rsid="00546aad" officeooo:paragraph-rsid="004d318e"/>
    </style:style>
    <style:style style:name="P20" style:family="paragraph" style:parent-style-name="Standard">
      <style:text-properties style:text-underline-style="none" officeooo:rsid="00546aad" officeooo:paragraph-rsid="0099b6db"/>
    </style:style>
    <style:style style:name="P21" style:family="paragraph" style:parent-style-name="Standard">
      <style:text-properties style:text-underline-style="none" officeooo:rsid="00982b67" officeooo:paragraph-rsid="0099b6db"/>
    </style:style>
    <style:style style:name="P22" style:family="paragraph" style:parent-style-name="Standard">
      <style:text-properties style:text-underline-style="none" officeooo:rsid="00a0d899" officeooo:paragraph-rsid="0099b6db"/>
    </style:style>
    <style:style style:name="P23" style:family="paragraph" style:parent-style-name="Standard">
      <style:text-properties style:text-underline-style="none" officeooo:rsid="00bc44fc" officeooo:paragraph-rsid="0099b6db"/>
    </style:style>
    <style:style style:name="P24" style:family="paragraph" style:parent-style-name="Standard">
      <style:text-properties style:text-underline-style="none" officeooo:rsid="00bdfc0d" officeooo:paragraph-rsid="0099b6db"/>
    </style:style>
    <style:style style:name="P25" style:family="paragraph" style:parent-style-name="Standard">
      <style:text-properties style:text-underline-style="none" officeooo:rsid="0041e3e6" officeooo:paragraph-rsid="0099b6db"/>
    </style:style>
    <style:style style:name="P26" style:family="paragraph" style:parent-style-name="Standard">
      <style:text-properties style:text-underline-style="none" officeooo:rsid="0045aff8" officeooo:paragraph-rsid="0099b6db"/>
    </style:style>
    <style:style style:name="P27" style:family="paragraph" style:parent-style-name="Standard">
      <style:text-properties style:text-underline-style="none" officeooo:rsid="004a13d0" officeooo:paragraph-rsid="0099b6db"/>
    </style:style>
    <style:style style:name="P28" style:family="paragraph" style:parent-style-name="Standard">
      <style:text-properties style:text-underline-style="none" officeooo:rsid="004b8712" officeooo:paragraph-rsid="0099b6db"/>
    </style:style>
    <style:style style:name="P29" style:family="paragraph" style:parent-style-name="Standard">
      <style:text-properties style:text-underline-style="none" officeooo:rsid="0052dff3" officeooo:paragraph-rsid="0099b6db"/>
    </style:style>
    <style:style style:name="P30" style:family="paragraph" style:parent-style-name="Standard">
      <style:text-properties style:font-name="Liberation Serif1" style:text-underline-style="none" officeooo:rsid="00982b67" officeooo:paragraph-rsid="0099b6db"/>
    </style:style>
    <style:style style:name="P31" style:family="paragraph" style:parent-style-name="Standard">
      <style:text-properties style:font-name="Liberation Serif1" style:text-underline-style="none" officeooo:rsid="009e031d" officeooo:paragraph-rsid="0099b6db"/>
    </style:style>
    <style:style style:name="P32" style:family="paragraph" style:parent-style-name="Standard">
      <style:text-properties style:font-name="Liberation Serif1" style:text-underline-style="none" officeooo:rsid="00bc44fc" officeooo:paragraph-rsid="0099b6db"/>
    </style:style>
    <style:style style:name="P33" style:family="paragraph" style:parent-style-name="Standard">
      <style:text-properties style:font-name="Liberation Serif1" style:text-underline-style="none" officeooo:rsid="00c56c92" officeooo:paragraph-rsid="0099b6db"/>
    </style:style>
    <style:style style:name="P34" style:family="paragraph" style:parent-style-name="Standard">
      <style:text-properties style:font-name="Liberation Serif1" style:text-underline-style="none" officeooo:rsid="00bdfc0d" officeooo:paragraph-rsid="0099b6db"/>
    </style:style>
    <style:style style:name="P35" style:family="paragraph" style:parent-style-name="Standard">
      <style:text-properties style:font-name="Liberation Serif1" style:text-underline-style="none" officeooo:rsid="00a253b7" officeooo:paragraph-rsid="0099b6db"/>
    </style:style>
    <style:style style:name="P36" style:family="paragraph" style:parent-style-name="Standard">
      <style:text-properties officeooo:rsid="0008a078" officeooo:paragraph-rsid="0099b6db"/>
    </style:style>
    <style:style style:name="P37" style:family="paragraph" style:parent-style-name="Standard">
      <style:text-properties officeooo:rsid="000c543a" officeooo:paragraph-rsid="0099b6db"/>
    </style:style>
    <style:style style:name="P38" style:family="paragraph" style:parent-style-name="Standard">
      <style:text-properties style:text-underline-style="solid" style:text-underline-type="double" style:text-underline-width="auto" style:text-underline-color="font-color" officeooo:rsid="00546aad" officeooo:paragraph-rsid="0099b6db"/>
    </style:style>
    <style:style style:name="P39" style:family="paragraph" style:parent-style-name="Standard">
      <style:text-properties officeooo:rsid="00d417f5" officeooo:paragraph-rsid="0099b6db"/>
    </style:style>
    <style:style style:name="P40" style:family="paragraph" style:parent-style-name="Standard">
      <style:text-properties officeooo:rsid="003a2843" officeooo:paragraph-rsid="0099b6db"/>
    </style:style>
    <style:style style:name="P41" style:family="paragraph" style:parent-style-name="Standard">
      <style:text-properties officeooo:rsid="003d8037" officeooo:paragraph-rsid="0099b6db"/>
    </style:style>
    <style:style style:name="P42" style:family="paragraph" style:parent-style-name="Standard">
      <style:text-properties officeooo:rsid="00403d02" officeooo:paragraph-rsid="0099b6db"/>
    </style:style>
    <style:style style:name="P43" style:family="paragraph" style:parent-style-name="Standard">
      <style:text-properties officeooo:rsid="0069bd77" officeooo:paragraph-rsid="0099b6db"/>
    </style:style>
    <style:style style:name="P44" style:family="paragraph" style:parent-style-name="Standard">
      <style:text-properties officeooo:rsid="00415e7d" officeooo:paragraph-rsid="0099b6db"/>
    </style:style>
    <style:style style:name="P45" style:family="paragraph" style:parent-style-name="Standard">
      <style:text-properties officeooo:rsid="0043b10b" officeooo:paragraph-rsid="0099b6db"/>
    </style:style>
    <style:style style:name="P46" style:family="paragraph" style:parent-style-name="Standard">
      <style:text-properties officeooo:rsid="0045aff8" officeooo:paragraph-rsid="0099b6db"/>
    </style:style>
    <style:style style:name="P47" style:family="paragraph" style:parent-style-name="Standard">
      <style:text-properties officeooo:rsid="0048159e" officeooo:paragraph-rsid="0099b6db"/>
    </style:style>
    <style:style style:name="P48" style:family="paragraph" style:parent-style-name="Standard">
      <style:text-properties officeooo:rsid="004b8712" officeooo:paragraph-rsid="0099b6db"/>
    </style:style>
    <style:style style:name="P49" style:family="paragraph" style:parent-style-name="Standard">
      <style:text-properties officeooo:rsid="004d318e" officeooo:paragraph-rsid="0099b6db"/>
    </style:style>
    <style:style style:name="P50" style:family="paragraph" style:parent-style-name="Standard">
      <style:text-properties officeooo:rsid="005fa10f" officeooo:paragraph-rsid="0099b6db"/>
    </style:style>
    <style:style style:name="T1" style:family="text">
      <style:text-properties officeooo:rsid="00113167"/>
    </style:style>
    <style:style style:name="T2" style:family="text">
      <style:text-properties officeooo:rsid="001df359"/>
    </style:style>
    <style:style style:name="T3" style:family="text">
      <style:text-properties officeooo:rsid="00224023"/>
    </style:style>
    <style:style style:name="T4" style:family="text">
      <style:text-properties officeooo:rsid="00361646"/>
    </style:style>
    <style:style style:name="T5" style:family="text">
      <style:text-properties officeooo:rsid="00380ed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41e3e6"/>
    </style:style>
    <style:style style:name="T9" style:family="text">
      <style:text-properties style:text-underline-style="none" officeooo:rsid="00479ec5"/>
    </style:style>
    <style:style style:name="T10" style:family="text">
      <style:text-properties style:text-underline-style="none" officeooo:rsid="004a13d0"/>
    </style:style>
    <style:style style:name="T11" style:family="text">
      <style:text-properties style:text-underline-style="none" officeooo:rsid="004e4bbf"/>
    </style:style>
    <style:style style:name="T12" style:family="text">
      <style:text-properties style:text-underline-style="none" officeooo:rsid="005177cd"/>
    </style:style>
    <style:style style:name="T13" style:family="text">
      <style:text-properties style:text-underline-style="none" officeooo:rsid="0052dff3"/>
    </style:style>
    <style:style style:name="T14" style:family="text">
      <style:text-properties style:text-underline-style="none" officeooo:rsid="00546aad"/>
    </style:style>
    <style:style style:name="T15" style:family="text">
      <style:text-properties style:text-underline-style="none" officeooo:rsid="005a10ec"/>
    </style:style>
    <style:style style:name="T16" style:family="text">
      <style:text-properties style:text-underline-style="none" officeooo:rsid="005ddd99"/>
    </style:style>
    <style:style style:name="T17" style:family="text">
      <style:text-properties style:text-underline-style="none" officeooo:rsid="006b4034"/>
    </style:style>
    <style:style style:name="T18" style:family="text">
      <style:text-properties style:text-underline-style="none" officeooo:rsid="006c7199"/>
    </style:style>
    <style:style style:name="T19" style:family="text">
      <style:text-properties style:text-underline-style="none" officeooo:rsid="00795c0b"/>
    </style:style>
    <style:style style:name="T20" style:family="text">
      <style:text-properties style:text-underline-style="none" officeooo:rsid="00938118"/>
    </style:style>
    <style:style style:name="T21" style:family="text">
      <style:text-properties style:text-underline-style="none" officeooo:rsid="00948b62"/>
    </style:style>
    <style:style style:name="T22" style:family="text">
      <style:text-properties style:text-underline-style="none" officeooo:rsid="00e66847"/>
    </style:style>
    <style:style style:name="T23" style:family="text">
      <style:text-properties style:text-underline-style="none" officeooo:rsid="00e5174b"/>
    </style:style>
    <style:style style:name="T24" style:family="text">
      <style:text-properties officeooo:rsid="00546aad"/>
    </style:style>
    <style:style style:name="T25" style:family="text">
      <style:text-properties officeooo:rsid="0054a9ac"/>
    </style:style>
    <style:style style:name="T26" style:family="text">
      <style:text-properties officeooo:rsid="0060e573"/>
    </style:style>
    <style:style style:name="T27" style:family="text">
      <style:text-properties officeooo:rsid="00667127"/>
    </style:style>
    <style:style style:name="T28" style:family="text">
      <style:text-properties officeooo:rsid="0069bd77"/>
    </style:style>
    <style:style style:name="T29" style:family="text">
      <style:text-properties officeooo:rsid="0075d787"/>
    </style:style>
    <style:style style:name="T30" style:family="text">
      <style:text-properties officeooo:rsid="00973de5"/>
    </style:style>
    <style:style style:name="T31" style:family="text">
      <style:text-properties officeooo:rsid="009d11b6"/>
    </style:style>
    <style:style style:name="T32" style:family="text">
      <style:text-properties style:font-name="Liberation Serif1"/>
    </style:style>
    <style:style style:name="T33" style:family="text">
      <style:text-properties style:font-name="Liberation Serif1" officeooo:rsid="00999b15"/>
    </style:style>
    <style:style style:name="T34" style:family="text">
      <style:text-properties style:font-name="Liberation Serif1" officeooo:rsid="009a6ded"/>
    </style:style>
    <style:style style:name="T35" style:family="text">
      <style:text-properties style:font-name="Liberation Serif1" officeooo:rsid="009e031d"/>
    </style:style>
    <style:style style:name="T36" style:family="text">
      <style:text-properties style:font-name="Liberation Serif1" officeooo:rsid="00982b67"/>
    </style:style>
    <style:style style:name="T37" style:family="text">
      <style:text-properties style:font-name="Liberation Serif1" officeooo:rsid="00a253b7"/>
    </style:style>
    <style:style style:name="T38" style:family="text">
      <style:text-properties style:font-name="Liberation Serif1" officeooo:rsid="00a33757"/>
    </style:style>
    <style:style style:name="T39" style:family="text">
      <style:text-properties style:font-name="Liberation Serif1" officeooo:rsid="00a55156"/>
    </style:style>
    <style:style style:name="T40" style:family="text">
      <style:text-properties style:font-name="Liberation Serif1" officeooo:rsid="00a8a5a6"/>
    </style:style>
    <style:style style:name="T41" style:family="text">
      <style:text-properties style:font-name="Liberation Serif1" officeooo:rsid="00aa782c"/>
    </style:style>
    <style:style style:name="T42" style:family="text">
      <style:text-properties style:font-name="Liberation Serif1" officeooo:rsid="00ac0288"/>
    </style:style>
    <style:style style:name="T43" style:family="text">
      <style:text-properties style:font-name="Liberation Serif1" officeooo:rsid="00acd76e"/>
    </style:style>
    <style:style style:name="T44" style:family="text">
      <style:text-properties style:font-name="Liberation Serif1" officeooo:rsid="00ae6a71"/>
    </style:style>
    <style:style style:name="T45" style:family="text">
      <style:text-properties style:font-name="Liberation Serif1" officeooo:rsid="00b12a6f"/>
    </style:style>
    <style:style style:name="T46" style:family="text">
      <style:text-properties style:font-name="Liberation Serif1" officeooo:rsid="00b2d555"/>
    </style:style>
    <style:style style:name="T47" style:family="text">
      <style:text-properties style:font-name="Liberation Serif1" officeooo:rsid="00b50193"/>
    </style:style>
    <style:style style:name="T48" style:family="text">
      <style:text-properties style:font-name="Liberation Serif1" officeooo:rsid="00b723a8"/>
    </style:style>
    <style:style style:name="T49" style:family="text">
      <style:text-properties style:font-name="Liberation Serif1" officeooo:rsid="00bac4d1"/>
    </style:style>
    <style:style style:name="T50" style:family="text">
      <style:text-properties style:font-name="Liberation Serif1" officeooo:rsid="00c56c92"/>
    </style:style>
    <style:style style:name="T51" style:family="text">
      <style:text-properties style:font-name="Liberation Serif1" officeooo:rsid="00bfe410"/>
    </style:style>
    <style:style style:name="T52" style:family="text">
      <style:text-properties style:font-name="Liberation Serif1" officeooo:rsid="00c0a0d0"/>
    </style:style>
    <style:style style:name="T53" style:family="text">
      <style:text-properties style:font-name="Liberation Serif1" officeooo:rsid="00c3069b"/>
    </style:style>
    <style:style style:name="T54" style:family="text">
      <style:text-properties style:font-name="Liberation Serif1" officeooo:rsid="00c4f03c"/>
    </style:style>
    <style:style style:name="T55" style:family="text">
      <style:text-properties style:font-name="Liberation Serif1" officeooo:rsid="00c9ea77"/>
    </style:style>
    <style:style style:name="T56" style:family="text">
      <style:text-properties style:font-name="Liberation Serif1" officeooo:rsid="00cb809a"/>
    </style:style>
    <style:style style:name="T57" style:family="text">
      <style:text-properties style:font-name="Liberation Serif1" officeooo:rsid="00ce9300"/>
    </style:style>
    <style:style style:name="T58" style:family="text">
      <style:text-properties style:font-name="Liberation Serif1" officeooo:rsid="00fa828f"/>
    </style:style>
    <style:style style:name="T59" style:family="text">
      <style:text-properties style:font-name="Liberation Serif1" officeooo:rsid="00d0db60"/>
    </style:style>
    <style:style style:name="T60" style:family="text">
      <style:text-properties style:font-name="Liberation Serif1" officeooo:rsid="00d16a1b"/>
    </style:style>
    <style:style style:name="T61" style:family="text">
      <style:text-properties style:font-name="Liberation Serif1" officeooo:rsid="00fa6d08"/>
    </style:style>
    <style:style style:name="T62" style:family="text">
      <style:text-properties style:font-name="Liberation Serif1" officeooo:rsid="00dbd969"/>
    </style:style>
    <style:style style:name="T63" style:family="text">
      <style:text-properties style:font-name="Liberation Serif1" officeooo:rsid="00d5fb57"/>
    </style:style>
    <style:style style:name="T64" style:family="text">
      <style:text-properties style:font-name="Liberation Serif1" officeooo:rsid="00d68380"/>
    </style:style>
    <style:style style:name="T65" style:family="text">
      <style:text-properties style:font-name="Liberation Serif1" officeooo:rsid="00d7d2af"/>
    </style:style>
    <style:style style:name="T66" style:family="text">
      <style:text-properties style:font-name="Liberation Serif1" officeooo:rsid="00d8614a"/>
    </style:style>
    <style:style style:name="T67" style:family="text">
      <style:text-properties officeooo:rsid="00c8543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nam <text:span text:style-name="T25">sống ở</text:span> hà nội. nam là học sinh và đang học lớp mười hai. bố nam <text:span text:style-name="T26">tên đạt và</text:span> là giám đốc, mẹ nam <text:span text:style-name="T27">tên nhi và </text:span>là giáo viên môn toán, vì vậy nam <text:span text:style-name="T2">học giỏi</text:span> môn <text:span text:style-name="T3">toán</text:span>. nam là học sinh giỏi <text:span text:style-name="T30">trong lớp</text:span>. nam rất thích <text:span text:style-name="T4">thể thao</text:span> . hoa là bạn gái của nam. hoa học cùng lớp với nam. họ hay đọc sách ở thư viên. bố mẹ nam cũng yêu quý hoa.</text:p>
      <text:p text:style-name="P37"/>
      <text:p text:style-name="P37"/>
      <text:p text:style-name="P20">Danh <text:span text:style-name="T31">từ riêng:</text:span></text:p>
      <text:p text:style-name="P38"/>
      <text:p text:style-name="P21"><text:span text:style-name="T32">λP.(</text:span><text:a xlink:type="simple" xlink:href="mailto:P@nam" text:style-name="Internet_20_link" text:visited-style-name="Visited_20_Internet_20_Link"><text:span text:style-name="T32">P@nam</text:span></text:a><text:span text:style-name="T32">)</text:span></text:p>
      <text:p text:style-name="P20"><text:s/></text:p>
      <text:p text:style-name="P21"><text:span text:style-name="T32">λP.(</text:span><text:a xlink:type="simple" xlink:href="mailto:P@hoa" text:style-name="Internet_20_link" text:visited-style-name="Visited_20_Internet_20_Link"><text:span text:style-name="T32">P@</text:span></text:a><text:a xlink:type="simple" xlink:href="mailto:P@hoa" text:style-name="Internet_20_link" text:visited-style-name="Visited_20_Internet_20_Link"><text:span text:style-name="T33">hoa</text:span></text:a><text:span text:style-name="T32">)</text:span></text:p>
      <text:p text:style-name="P20"/>
      <text:p text:style-name="P21"><text:span text:style-name="T32">λP.(</text:span><text:a xlink:type="simple" xlink:href="mailto:P@nam" text:style-name="Internet_20_link" text:visited-style-name="Visited_20_Internet_20_Link"><text:span text:style-name="T32">P@</text:span></text:a><text:span text:style-name="T32">đạt)</text:span></text:p>
      <text:p text:style-name="P20"/>
      <text:p text:style-name="P21"><text:span text:style-name="T32">λP.(</text:span><text:a xlink:type="simple" xlink:href="mailto:P@nhi" text:style-name="Internet_20_link" text:visited-style-name="Visited_20_Internet_20_Link"><text:span text:style-name="T32">P@</text:span></text:a><text:a xlink:type="simple" xlink:href="mailto:P@nhi" text:style-name="Internet_20_link" text:visited-style-name="Visited_20_Internet_20_Link"><text:span text:style-name="T34">nhi</text:span></text:a><text:span text:style-name="T32">)</text:span></text:p>
      <text:p text:style-name="P30"/>
      <text:p text:style-name="P21"><text:span text:style-name="T32">Danh </text:span><text:span text:style-name="T35">từ:</text:span></text:p>
      <text:p text:style-name="P31"/>
      <text:p text:style-name="P22"><text:span text:style-name="T36">λP.</text:span><text:span text:style-name="T35">hà_</text:span><text:span text:style-name="T32">nội(</text:span><text:span text:style-name="T37">P)</text:span></text:p>
      <text:p text:style-name="P22"><text:span text:style-name="T36">λP.</text:span><text:span text:style-name="T38">học_sinh</text:span><text:span text:style-name="T39">(</text:span><text:span text:style-name="T37">P)</text:span></text:p>
      <text:p text:style-name="P22"><text:span text:style-name="T36">λP.</text:span><text:span text:style-name="T40">lớp_mười_hai</text:span><text:span text:style-name="T39">(</text:span><text:span text:style-name="T37">P)</text:span></text:p>
      <text:p text:style-name="P22"><text:span text:style-name="T36">λP.</text:span><text:span text:style-name="T41">bố</text:span><text:span text:style-name="T39">(</text:span><text:span text:style-name="T37">P)</text:span></text:p>
      <text:p text:style-name="P22"><text:span text:style-name="T36">λP.</text:span><text:span text:style-name="T42">mẹ</text:span><text:span text:style-name="T39">(</text:span><text:span text:style-name="T37">P)</text:span></text:p>
      <text:p text:style-name="P22"><text:span text:style-name="T36">λP.</text:span><text:span text:style-name="T42">giám_đốc</text:span><text:span text:style-name="T39">(</text:span><text:span text:style-name="T37">P)</text:span></text:p>
      <text:p text:style-name="P22"><text:span text:style-name="T36">λP.</text:span><text:span text:style-name="T43">môn_toán</text:span><text:span text:style-name="T44">(</text:span><text:span text:style-name="T37">P)</text:span></text:p>
      <text:p text:style-name="P22"><text:span text:style-name="T36">λP.</text:span><text:span text:style-name="T38">học_s</text:span><text:span text:style-name="T45">inh_giỏi</text:span><text:span text:style-name="T39">(</text:span><text:span text:style-name="T37">P)</text:span></text:p>
      <text:p text:style-name="P22"><text:span text:style-name="T36">λP.</text:span><text:span text:style-name="T46">lớp</text:span><text:span text:style-name="T39">(</text:span><text:span text:style-name="T37">P)</text:span></text:p>
      <text:p text:style-name="P22"><text:span text:style-name="T36">λP.</text:span><text:span text:style-name="T47">thể_thao</text:span><text:span text:style-name="T39">(</text:span><text:span text:style-name="T37">P)</text:span></text:p>
      <text:p text:style-name="P22"><text:span text:style-name="T36">λP.</text:span><text:span text:style-name="T48">sách</text:span><text:span text:style-name="T39">(</text:span><text:span text:style-name="T37">P)</text:span></text:p>
      <text:p text:style-name="P22"><text:span text:style-name="T36">λP.</text:span><text:span text:style-name="T49">thư_viện</text:span><text:span text:style-name="T39">(</text:span><text:span text:style-name="T37">P)<text:line-break/></text:span></text:p>
      <text:p text:style-name="P23"><text:span text:style-name="T37">từ </text:span><text:span text:style-name="T32">vựng có quan hệ 2 ngôi:</text:span></text:p>
      <text:p text:style-name="P32"/>
      <text:p text:style-name="P23"><text:span text:style-name="T32">Danh </text:span><text:span text:style-name="T50">từ:</text:span></text:p>
      <text:p text:style-name="P33"/>
      <text:p text:style-name="P24"><text:span text:style-name="T36">λ</text:span><text:span text:style-name="T32">P.</text:span><text:span text:style-name="T36">λ</text:span><text:span text:style-name="T32">X.(P@</text:span><text:span text:style-name="T36">λY.</text:span><text:span text:style-name="T51">bố</text:span><text:span text:style-name="T32">(X,Y))</text:span></text:p>
      <text:p text:style-name="P24"><text:span text:style-name="T36">λ</text:span><text:span text:style-name="T32">P.</text:span><text:span text:style-name="T36">λ</text:span><text:span text:style-name="T32">X.(P@</text:span><text:span text:style-name="T36">λY.</text:span><text:span text:style-name="T52">mẹ</text:span><text:span text:style-name="T32">(X,Y))</text:span></text:p>
      <text:p text:style-name="P24"><text:span text:style-name="T36">λ</text:span><text:span text:style-name="T32">P.</text:span><text:span text:style-name="T36">λ</text:span><text:span text:style-name="T32">X.(P@</text:span><text:span text:style-name="T36">λY.</text:span><text:span text:style-name="T53">bạn_gái</text:span><text:span text:style-name="T32">(X,Y))</text:span></text:p>
      <text:p text:style-name="P24"><text:span text:style-name="T36">λ</text:span><text:span text:style-name="T32">P.</text:span><text:span text:style-name="T36">λ</text:span><text:span text:style-name="T32">X.(P@</text:span><text:span text:style-name="T36">λY.</text:span><text:span text:style-name="T54">giáo_viên</text:span><text:span text:style-name="T32">(X,Y))</text:span></text:p>
      <text:p text:style-name="P34"/>
      <text:p text:style-name="P22">động <text:span text:style-name="T67">từ:</text:span></text:p>
      <text:p text:style-name="P24"><text:span text:style-name="T36">λ</text:span><text:span text:style-name="T32">P.</text:span><text:span text:style-name="T36">λ</text:span><text:span text:style-name="T32">X.(P@</text:span><text:span text:style-name="T36">λY.</text:span><text:span text:style-name="T55">học</text:span><text:span text:style-name="T32">(X,Y))</text:span></text:p>
      <text:p text:style-name="P24"><text:span text:style-name="T36">λ</text:span><text:span text:style-name="T32">P.</text:span><text:span text:style-name="T36">λ</text:span><text:span text:style-name="T32">X.(P@</text:span><text:span text:style-name="T36">λY.</text:span><text:span text:style-name="T56">ở</text:span><text:span text:style-name="T32">(X,Y))</text:span></text:p>
      <text:p text:style-name="P24"><text:span text:style-name="T36">λ</text:span><text:span text:style-name="T32">P.</text:span><text:span text:style-name="T36">λ</text:span><text:span text:style-name="T32">X.(P@</text:span><text:span text:style-name="T36">λY.</text:span><text:span text:style-name="T57">học_giỏi</text:span><text:span text:style-name="T32">(X,Y))</text:span></text:p>
      <text:p text:style-name="P24"><text:span text:style-name="T36">λ</text:span><text:span text:style-name="T32">P.</text:span><text:span text:style-name="T36">λ</text:span><text:span text:style-name="T32">X.(P@</text:span><text:span text:style-name="T36">λY.</text:span><text:span text:style-name="T58">rất_</text:span><text:span text:style-name="T59">thích</text:span><text:span text:style-name="T32">(X,Y))</text:span></text:p>
      <text:p text:style-name="P24"><text:span text:style-name="T36">λ</text:span><text:span text:style-name="T32">P.</text:span><text:span text:style-name="T36">λ</text:span><text:span text:style-name="T32">X.(P@</text:span><text:span text:style-name="T36">λY.</text:span><text:span text:style-name="T60">học_cùng_lớp</text:span><text:span text:style-name="T32">(X,Y))</text:span></text:p>
      <text:p text:style-name="P24"><text:span text:style-name="T36">λ</text:span><text:span text:style-name="T32">P.</text:span><text:span text:style-name="T36">λ</text:span><text:span text:style-name="T32">X.(P@</text:span><text:span text:style-name="T36">λY.</text:span><text:span text:style-name="T60">yêu_</text:span><text:span text:style-name="T61">quý</text:span><text:span text:style-name="T32">(X,Y))</text:span></text:p>
      <text:p text:style-name="P34"/>
      <text:p text:style-name="P24"><text:span text:style-name="T62">và : </text:span><text:span text:style-name="T36">λ</text:span><text:span text:style-name="T32">P.</text:span><text:span text:style-name="T36">λ</text:span><text:span text:style-name="T63">Q</text:span><text:span text:style-name="T32">.</text:span><text:span text:style-name="T36">λ</text:span><text:span text:style-name="T32">X</text:span><text:span text:style-name="T64">((P@X)^</text:span><text:span text:style-name="T65">(</text:span><text:span text:style-name="T66">Q</text:span><text:span text:style-name="T65">@X))</text:span></text:p>
      <text:p text:style-name="P39"/>
      <text:p text:style-name="P39"/>
      <text:p text:style-name="P39"/>
      <text:p text:style-name="P39"><text:soft-page-break/></text:p>
      <text:p text:style-name="P37"/>
      <text:p text:style-name="P37"/>
      <text:p text:style-name="P37"><text:span text:style-name="T24">ở</text:span>(<text:span text:style-name="T5">nam, Hà nội)</text:span></text:p>
      <text:p text:style-name="P37"/>
      <text:p text:style-name="P40">học_sinh(nam)</text:p>
      <text:p text:style-name="P40"/>
      <text:p text:style-name="P41">học(nam, lớp_mười_hai)</text:p>
      <text:p text:style-name="P41"/>
      <text:p text:style-name="P42">Bố(đat, <text:span text:style-name="T28">nam)</text:span></text:p>
      <text:p text:style-name="P42"/>
      <text:p text:style-name="P43">giám_đốc(đat).</text:p>
      <text:p text:style-name="P43"><text:tab/></text:p>
      <text:p text:style-name="P44">mẹ(<text:span text:style-name="T29">nhi</text:span><text:span text:style-name="T6">,</text:span><text:span text:style-name="T7"> </text:span><text:span text:style-name="T8">nam).</text:span></text:p>
      <text:p text:style-name="P44"><text:span text:style-name="T8"/></text:p>
      <text:p text:style-name="P43"><text:span text:style-name="T8">giáo_</text:span><text:span text:style-name="T7">viên(</text:span><text:span text:style-name="T19">n</text:span><text:span text:style-name="T7">hi, môn_toán).</text:span></text:p>
      <text:p text:style-name="P25"/>
      <text:p text:style-name="P45"><text:span text:style-name="T8">học_</text:span><text:span text:style-name="T7">giỏi(nam,môn_toán)</text:span></text:p>
      <text:p text:style-name="P26"/>
      <text:p text:style-name="P46"><text:span text:style-name="T21">hoc_sinh_giỏi</text:span><text:span text:style-name="T7">(nam,lớp)</text:span><text:span text:style-name="T9"><text:line-break/></text:span></text:p>
      <text:p text:style-name="P47"><text:span text:style-name="T22">rất_</text:span><text:span text:style-name="T9">t</text:span><text:span text:style-name="T7">hích(nam,thể_thao,rất)</text:span></text:p>
      <text:p text:style-name="P27"/>
      <text:p text:style-name="P48"><text:span text:style-name="T20">ban_gái</text:span><text:span text:style-name="T10">( </text:span><text:span text:style-name="T7">hoa,nam)</text:span></text:p>
      <text:p text:style-name="P28"/>
      <text:p text:style-name="P49"><text:span text:style-name="T7">học_</text:span><text:span text:style-name="T12">cùng_lớp</text:span><text:span text:style-name="T7">(hoa,nam</text:span><text:span text:style-name="T11">).</text:span></text:p>
      <text:p text:style-name="P29"/>
      <text:p text:style-name="P49"><text:span text:style-name="T23">hay_</text:span><text:span text:style-name="T13">đọc_</text:span><text:span text:style-name="T14">sách(họ, thư_viện).</text:span></text:p>
      <text:p text:style-name="P49"><text:span text:style-name="T14"/></text:p>
      <text:p text:style-name="P50"><text:span text:style-name="T14">yêu_</text:span><text:span text:style-name="T17">qúy(đạt,lan)</text:span></text:p>
      <text:p text:style-name="P50"><text:span text:style-name="T17"/></text:p>
      <text:p text:style-name="P50"><text:span text:style-name="T17">yêu_</text:span><text:span text:style-name="T18">qúy(nhi,lan)</text:span></text:p>
      <text:p text:style-name="P20"/>
      <text:p text:style-name="P35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4T09:28:35.941793915</meta:creation-date>
    <dc:date>2018-12-30T16:24:42.573632539</dc:date>
    <meta:editing-duration>PT1H15M52S</meta:editing-duration>
    <meta:editing-cycles>125</meta:editing-cycles>
    <meta:generator>LibreOffice/5.1.6.2$Linux_X86_64 LibreOffice_project/10m0$Build-2</meta:generator>
    <meta:document-statistic meta:table-count="0" meta:image-count="0" meta:object-count="0" meta:page-count="2" meta:paragraph-count="50" meta:word-count="147" meta:character-count="1135" meta:non-whitespace-character-count="1032"/>
  </office:meta>
</office:document-meta>
</file>